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2.04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standard">
      <style:graphic-properties draw:stroke="none" svg:stroke-color="#000000" draw:fill="none" draw:fill-color="#ffffff" fo:min-height="0.915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size="12pt"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fo:font-size="12pt"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weight-asian="normal" style:font-weight-complex="normal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75cm" svg:height="1.199cm" svg:x="1cm" svg:y="4.048cm">
          <draw:text-box>
            <text:p text:style-name="P1">Cliente ID </text:p>
            <text:p text:style-name="P1">Customer ID</text:p>
          </draw:text-box>
        </draw:frame>
        <draw:custom-shape draw:style-name="gr2" draw:text-style-name="P3" draw:layer="layout" svg:width="2.54cm" svg:height="0.889cm" svg:x="5.445cm" svg:y="4.175cm">
          <text:p text:style-name="P3"><text:span text:style-name="T1">Auto\Search</text:span></text:p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3.429cm" svg:height="1.199cm" svg:x="13.827cm" svg:y="4.048cm">
          <draw:text-box>
            <text:p text:style-name="P4">Primer Nombre</text:p>
            <text:p text:style-name="P4">First Name</text:p>
          </draw:text-box>
        </draw:frame>
        <draw:frame draw:style-name="gr3" draw:text-style-name="P7" draw:layer="layout" svg:width="19.59cm" svg:height="1.016cm" svg:x="1cm" svg:y="1cm">
          <draw:text-box>
            <text:p text:style-name="P6"><text:span text:style-name="T2">Buscar \ Search</text:span></text:p>
          </draw:text-box>
        </draw:frame>
        <draw:frame draw:style-name="gr4" draw:text-style-name="P5" draw:layer="layout" svg:width="2.667cm" svg:height="1.199cm" svg:x="7.985cm" svg:y="4.048cm">
          <draw:text-box>
            <text:p text:style-name="P4">Apellido</text:p>
            <text:p text:style-name="P4">Last Name</text:p>
          </draw:text-box>
        </draw:frame>
        <draw:custom-shape draw:style-name="gr2" draw:text-style-name="P3" draw:layer="layout" svg:width="2.54cm" svg:height="0.889cm" svg:x="10.779cm" svg:y="4.175cm">
          <text:p text:style-name="P8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4cm" svg:height="0.889cm" svg:x="17.256cm" svg:y="4.175cm">
          <text:p text:style-name="P8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19.59cm" svg:height="0.762cm" svg:x="1.032cm" svg:y="7.127cm">
          <draw:text-box>
            <text:p text:style-name="P9"><text:span text:style-name="T3">Ubicación de Facturación \ Billing Location</text:span></text:p>
          </draw:text-box>
        </draw:frame>
        <draw:frame draw:style-name="gr4" draw:text-style-name="P2" draw:layer="layout" svg:width="3.809cm" svg:height="1.199cm" svg:x="1.128cm" svg:y="8.112cm">
          <draw:text-box>
            <text:p text:style-name="P1"><text:span text:style-name="T4">Numero de </text:span><text:span text:style-name="T1">Calle</text:span></text:p>
            <text:p text:style-name="P1"><text:span text:style-name="T1">Street Number</text:span></text:p>
          </draw:text-box>
        </draw:frame>
        <draw:custom-shape draw:style-name="gr2" draw:text-style-name="P3" draw:layer="layout" svg:width="2.54cm" svg:height="0.889cm" svg:x="5.445cm" svg:y="8.239cm">
          <text:p text:style-name="P8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3.302cm" svg:height="1.27cm" svg:x="1cm" svg:y="9.508cm">
          <draw:text-box>
            <text:p text:style-name="P1"><text:span text:style-name="T1">Codigo Postal</text:span></text:p>
            <text:p text:style-name="P1"><text:span text:style-name="T1">Zip Code</text:span></text:p>
          </draw:text-box>
        </draw:frame>
        <draw:custom-shape draw:style-name="gr2" draw:text-style-name="P3" draw:layer="layout" svg:width="2.54cm" svg:height="0.889cm" svg:x="5.445cm" svg:y="9.89cm">
          <text:p text:style-name="P3">Search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2.032cm" svg:height="1.27cm" svg:x="8.493cm" svg:y="8.112cm">
          <draw:text-box>
            <text:p text:style-name="P1"><text:span text:style-name="T1">Ciudad</text:span></text:p>
            <text:p text:style-name="P1"><text:span text:style-name="T1">City</text:span></text:p>
          </draw:text-box>
        </draw:frame>
        <draw:custom-shape draw:style-name="gr2" draw:text-style-name="P3" draw:layer="layout" svg:width="2.54cm" svg:height="0.889cm" svg:x="10.779cm" svg:y="8.239cm">
          <text:p text:style-name="P8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905cm" svg:height="1.27cm" svg:x="15.224cm" svg:y="8.112cm">
          <draw:text-box>
            <text:p text:style-name="P1"><text:span text:style-name="T1">Estado</text:span></text:p>
            <text:p text:style-name="P1"><text:span text:style-name="T1">State</text:span></text:p>
          </draw:text-box>
        </draw:frame>
        <draw:custom-shape draw:style-name="gr2" draw:text-style-name="P8" draw:layer="layout" svg:width="2.54cm" svg:height="0.889cm" svg:x="17.256cm" svg:y="8.239cm">
          <text:p text:style-name="P8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0" draw:layer="layout" svg:width="19.59cm" svg:height="0.725cm" svg:x="1cm" svg:y="11.795cm">
          <draw:text-box>
            <text:p text:style-name="P9"><text:span text:style-name="T3">Sitio de Servicio \ Service Site</text:span></text:p>
          </draw:text-box>
        </draw:frame>
        <draw:frame draw:style-name="gr4" draw:text-style-name="P12" draw:layer="layout" svg:width="2.921cm" svg:height="1.199cm" svg:x="1cm" svg:y="12.938cm">
          <draw:text-box>
            <text:p text:style-name="P11"><text:span text:style-name="T5">Ubicación ID</text:span></text:p>
            <text:p text:style-name="P11"><text:span text:style-name="T5">Location ID</text:span></text:p>
          </draw:text-box>
        </draw:frame>
        <draw:custom-shape draw:style-name="gr2" draw:text-style-name="P8" draw:layer="layout" svg:width="2.54cm" svg:height="0.889cm" svg:x="5.445cm" svg:y="13.065cm">
          <text:p text:style-name="P8"><text:span text:style-name="T1">Auto\Search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445cm" svg:height="1.199cm" svg:x="1cm" svg:y="5.516cm">
          <draw:text-box>
            <text:p text:style-name="P1"><text:span text:style-name="T1">Número de Teléfono </text:span></text:p>
            <text:p text:style-name="P1">Telephone Number</text:p>
          </draw:text-box>
        </draw:frame>
        <draw:custom-shape draw:style-name="gr2" draw:text-style-name="P3" draw:layer="layout" svg:width="2.54cm" svg:height="0.889cm" svg:x="5.445cm" svg:y="5.699cm">
          <text:p text:style-name="P8"><text:span text:style-name="T1">Search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4.191cm" svg:height="1.199cm" svg:x="1.127cm" svg:y="2.143cm">
          <draw:text-box>
            <text:p text:style-name="P4"><text:span text:style-name="T6">Año de Facturación</text:span></text:p>
            <text:p text:style-name="P4">Billing Year</text:p>
          </draw:text-box>
        </draw:frame>
        <draw:custom-shape draw:style-name="gr2" draw:text-style-name="P3" draw:layer="layout" svg:width="2.54cm" svg:height="0.889cm" svg:x="5.445cm" svg:y="2.27cm">
          <text:p text:style-name="P8"><text:span text:style-name="T1">Default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809cm" svg:height="1.199cm" svg:x="1.128cm" svg:y="14.462cm">
          <draw:text-box>
            <text:p text:style-name="P1"><text:span text:style-name="T4">Numero de </text:span><text:span text:style-name="T1">Calle</text:span></text:p>
            <text:p text:style-name="P1"><text:span text:style-name="T1">Street Number</text:span></text:p>
          </draw:text-box>
        </draw:frame>
        <draw:custom-shape draw:style-name="gr2" draw:text-style-name="P3" draw:layer="layout" svg:width="2.54cm" svg:height="0.889cm" svg:x="5.445cm" svg:y="14.589cm">
          <text:p text:style-name="P8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3.302cm" svg:height="1.27cm" svg:x="1cm" svg:y="15.858cm">
          <draw:text-box>
            <text:p text:style-name="P1"><text:span text:style-name="T1">Codigo Postal</text:span></text:p>
            <text:p text:style-name="P1"><text:span text:style-name="T1">Zip Code</text:span></text:p>
          </draw:text-box>
        </draw:frame>
        <draw:custom-shape draw:style-name="gr2" draw:text-style-name="P3" draw:layer="layout" svg:width="2.54cm" svg:height="0.889cm" svg:x="5.445cm" svg:y="16.24cm">
          <text:p text:style-name="P3">Search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2.032cm" svg:height="1.27cm" svg:x="8.493cm" svg:y="14.462cm">
          <draw:text-box>
            <text:p text:style-name="P1"><text:span text:style-name="T1">Ciudad</text:span></text:p>
            <text:p text:style-name="P1"><text:span text:style-name="T1">City</text:span></text:p>
          </draw:text-box>
        </draw:frame>
        <draw:custom-shape draw:style-name="gr2" draw:text-style-name="P3" draw:layer="layout" svg:width="2.54cm" svg:height="0.889cm" svg:x="10.779cm" svg:y="14.589cm">
          <text:p text:style-name="P8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905cm" svg:height="1.27cm" svg:x="15.224cm" svg:y="14.462cm">
          <draw:text-box>
            <text:p text:style-name="P1"><text:span text:style-name="T1">Estado</text:span></text:p>
            <text:p text:style-name="P1"><text:span text:style-name="T1">State</text:span></text:p>
          </draw:text-box>
        </draw:frame>
        <draw:custom-shape draw:style-name="gr2" draw:text-style-name="P8" draw:layer="layout" svg:width="2.54cm" svg:height="0.889cm" svg:x="17.256cm" svg:y="14.589cm">
          <text:p text:style-name="P8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00:17:19.558000000</meta:creation-date>
    <dc:date>2018-08-15T00:28:22.129000000</dc:date>
    <meta:editing-duration>PT11M2S</meta:editing-duration>
    <meta:editing-cycles>2</meta:editing-cycles>
    <meta:generator>LibreOffice/6.0.6.2$Windows_X86_64 LibreOffice_project/0c292870b25a325b5ed35f6b45599d2ea4458e77</meta:generator>
    <meta:document-statistic meta:object-count="31"/>
  </office:meta>
</office:document-meta>
</file>